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]+[.B1]+[.C1]" office:value-type="float" office:value="7">
            <text:p>7</text:p>
          </table:table-cell>
          <table:table-cell/>
          <table:table-cell table:formula="of:=COUNTIF([.D1:.D2000];9)" office:value-type="float" office:value="225">
            <text:p>225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2]+[.B2]+[.C2]" office:value-type="float" office:value="7">
            <text:p>7</text:p>
          </table:table-cell>
          <table:table-cell/>
          <table:table-cell table:formula="of:=COUNTIF([.D1:.D2000];10)" office:value-type="float" office:value="267">
            <text:p>2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3]+[.B3]+[.C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4]+[.B4]+[.C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5]+[.B5]+[.C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6]+[.B6]+[.C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7]+[.B7]+[.C7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8]+[.B8]+[.C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9]+[.B9]+[.C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0]+[.B10]+[.C1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1]+[.B11]+[.C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2]+[.B12]+[.C1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3]+[.B13]+[.C1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4]+[.B14]+[.C1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5]+[.B15]+[.C1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6]+[.B16]+[.C1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7]+[.B17]+[.C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8]+[.B18]+[.C1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9]+[.B19]+[.C19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20]+[.B20]+[.C20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21]+[.B21]+[.C2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2]+[.B22]+[.C2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23]+[.B23]+[.C2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24]+[.B24]+[.C24]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25]+[.B25]+[.C2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26]+[.B26]+[.C26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27]+[.B27]+[.C2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8]+[.B28]+[.C2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29]+[.B29]+[.C2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30]+[.B30]+[.C3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31]+[.B31]+[.C3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32]+[.B32]+[.C3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33]+[.B33]+[.C33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34]+[.B34]+[.C3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35]+[.B35]+[.C3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36]+[.B36]+[.C36]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37]+[.B37]+[.C37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38]+[.B38]+[.C3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39]+[.B39]+[.C3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40]+[.B40]+[.C4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41]+[.B41]+[.C4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42]+[.B42]+[.C4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43]+[.B43]+[.C43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44]+[.B44]+[.C4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45]+[.B45]+[.C4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46]+[.B46]+[.C4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47]+[.B47]+[.C4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48]+[.B48]+[.C4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49]+[.B49]+[.C4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50]+[.B50]+[.C5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51]+[.B51]+[.C5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52]+[.B52]+[.C5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53]+[.B53]+[.C5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54]+[.B54]+[.C5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55]+[.B55]+[.C55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56]+[.B56]+[.C5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57]+[.B57]+[.C5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58]+[.B58]+[.C5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59]+[.B59]+[.C5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60]+[.B60]+[.C6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61]+[.B61]+[.C6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62]+[.B62]+[.C6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63]+[.B63]+[.C6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64]+[.B64]+[.C6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65]+[.B65]+[.C6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66]+[.B66]+[.C66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67]+[.B67]+[.C6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68]+[.B68]+[.C6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69]+[.B69]+[.C6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70]+[.B70]+[.C7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71]+[.B71]+[.C7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72]+[.B72]+[.C7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73]+[.B73]+[.C7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74]+[.B74]+[.C7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75]+[.B75]+[.C7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76]+[.B76]+[.C7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77]+[.B77]+[.C7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78]+[.B78]+[.C7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79]+[.B79]+[.C7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80]+[.B80]+[.C8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81]+[.B81]+[.C8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82]+[.B82]+[.C8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83]+[.B83]+[.C8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84]+[.B84]+[.C8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85]+[.B85]+[.C85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86]+[.B86]+[.C8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87]+[.B87]+[.C87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88]+[.B88]+[.C88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89]+[.B89]+[.C8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90]+[.B90]+[.C9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91]+[.B91]+[.C9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92]+[.B92]+[.C9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93]+[.B93]+[.C9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94]+[.B94]+[.C9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95]+[.B95]+[.C9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96]+[.B96]+[.C9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97]+[.B97]+[.C9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98]+[.B98]+[.C9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99]+[.B99]+[.C9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00]+[.B100]+[.C10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01]+[.B101]+[.C10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02]+[.B102]+[.C10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03]+[.B103]+[.C10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04]+[.B104]+[.C10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05]+[.B105]+[.C10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06]+[.B106]+[.C10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07]+[.B107]+[.C10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08]+[.B108]+[.C10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09]+[.B109]+[.C10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10]+[.B110]+[.C110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11]+[.B111]+[.C11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12]+[.B112]+[.C112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13]+[.B113]+[.C113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14]+[.B114]+[.C11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15]+[.B115]+[.C11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16]+[.B116]+[.C116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17]+[.B117]+[.C11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18]+[.B118]+[.C11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19]+[.B119]+[.C11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20]+[.B120]+[.C120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21]+[.B121]+[.C12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22]+[.B122]+[.C12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23]+[.B123]+[.C12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24]+[.B124]+[.C12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25]+[.B125]+[.C125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26]+[.B126]+[.C12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27]+[.B127]+[.C12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28]+[.B128]+[.C12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29]+[.B129]+[.C129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30]+[.B130]+[.C13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31]+[.B131]+[.C13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32]+[.B132]+[.C13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33]+[.B133]+[.C13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34]+[.B134]+[.C13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35]+[.B135]+[.C13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36]+[.B136]+[.C13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37]+[.B137]+[.C13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8]+[.B138]+[.C13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39]+[.B139]+[.C13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40]+[.B140]+[.C14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41]+[.B141]+[.C14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42]+[.B142]+[.C14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43]+[.B143]+[.C143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44]+[.B144]+[.C14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45]+[.B145]+[.C14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46]+[.B146]+[.C14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47]+[.B147]+[.C147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48]+[.B148]+[.C148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49]+[.B149]+[.C14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50]+[.B150]+[.C15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51]+[.B151]+[.C15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52]+[.B152]+[.C15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53]+[.B153]+[.C15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54]+[.B154]+[.C15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55]+[.B155]+[.C15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56]+[.B156]+[.C156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57]+[.B157]+[.C15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58]+[.B158]+[.C15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59]+[.B159]+[.C159]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60]+[.B160]+[.C16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61]+[.B161]+[.C16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62]+[.B162]+[.C16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63]+[.B163]+[.C16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64]+[.B164]+[.C16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65]+[.B165]+[.C16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66]+[.B166]+[.C16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67]+[.B167]+[.C167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68]+[.B168]+[.C16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69]+[.B169]+[.C16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70]+[.B170]+[.C17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71]+[.B171]+[.C17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72]+[.B172]+[.C17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73]+[.B173]+[.C17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74]+[.B174]+[.C174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75]+[.B175]+[.C175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76]+[.B176]+[.C17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77]+[.B177]+[.C17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78]+[.B178]+[.C17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79]+[.B179]+[.C17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80]+[.B180]+[.C180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81]+[.B181]+[.C18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82]+[.B182]+[.C18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83]+[.B183]+[.C18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84]+[.B184]+[.C18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85]+[.B185]+[.C185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86]+[.B186]+[.C18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87]+[.B187]+[.C18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88]+[.B188]+[.C188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89]+[.B189]+[.C189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90]+[.B190]+[.C19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91]+[.B191]+[.C19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92]+[.B192]+[.C19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93]+[.B193]+[.C19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94]+[.B194]+[.C19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95]+[.B195]+[.C19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96]+[.B196]+[.C19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97]+[.B197]+[.C19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98]+[.B198]+[.C198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99]+[.B199]+[.C19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00]+[.B200]+[.C20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201]+[.B201]+[.C201]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202]+[.B202]+[.C20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203]+[.B203]+[.C20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204]+[.B204]+[.C204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205]+[.B205]+[.C20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206]+[.B206]+[.C20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207]+[.B207]+[.C20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208]+[.B208]+[.C20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209]+[.B209]+[.C20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210]+[.B210]+[.C210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211]+[.B211]+[.C21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212]+[.B212]+[.C21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213]+[.B213]+[.C21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214]+[.B214]+[.C21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215]+[.B215]+[.C21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216]+[.B216]+[.C2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217]+[.B217]+[.C21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218]+[.B218]+[.C21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219]+[.B219]+[.C21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220]+[.B220]+[.C22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221]+[.B221]+[.C22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222]+[.B222]+[.C22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223]+[.B223]+[.C22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224]+[.B224]+[.C22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225]+[.B225]+[.C22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226]+[.B226]+[.C226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27]+[.B227]+[.C22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228]+[.B228]+[.C22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229]+[.B229]+[.C229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230]+[.B230]+[.C23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231]+[.B231]+[.C23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232]+[.B232]+[.C23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233]+[.B233]+[.C23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234]+[.B234]+[.C23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235]+[.B235]+[.C23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236]+[.B236]+[.C23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237]+[.B237]+[.C23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238]+[.B238]+[.C23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239]+[.B239]+[.C23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40]+[.B240]+[.C24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241]+[.B241]+[.C24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242]+[.B242]+[.C24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243]+[.B243]+[.C24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244]+[.B244]+[.C24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245]+[.B245]+[.C24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246]+[.B246]+[.C246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247]+[.B247]+[.C24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48]+[.B248]+[.C24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249]+[.B249]+[.C24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250]+[.B250]+[.C25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251]+[.B251]+[.C25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52]+[.B252]+[.C25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53]+[.B253]+[.C25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254]+[.B254]+[.C25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255]+[.B255]+[.C25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256]+[.B256]+[.C25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257]+[.B257]+[.C25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258]+[.B258]+[.C25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259]+[.B259]+[.C25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260]+[.B260]+[.C26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61]+[.B261]+[.C26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262]+[.B262]+[.C26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263]+[.B263]+[.C26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264]+[.B264]+[.C26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265]+[.B265]+[.C26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266]+[.B266]+[.C26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267]+[.B267]+[.C26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268]+[.B268]+[.C26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269]+[.B269]+[.C26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270]+[.B270]+[.C27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271]+[.B271]+[.C27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272]+[.B272]+[.C27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273]+[.B273]+[.C27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274]+[.B274]+[.C27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275]+[.B275]+[.C27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276]+[.B276]+[.C27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277]+[.B277]+[.C27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278]+[.B278]+[.C278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279]+[.B279]+[.C27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280]+[.B280]+[.C28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281]+[.B281]+[.C28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282]+[.B282]+[.C28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283]+[.B283]+[.C28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284]+[.B284]+[.C28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285]+[.B285]+[.C28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286]+[.B286]+[.C28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287]+[.B287]+[.C287]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288]+[.B288]+[.C28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289]+[.B289]+[.C28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290]+[.B290]+[.C29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291]+[.B291]+[.C29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292]+[.B292]+[.C29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293]+[.B293]+[.C29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294]+[.B294]+[.C29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295]+[.B295]+[.C29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296]+[.B296]+[.C29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297]+[.B297]+[.C29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298]+[.B298]+[.C29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299]+[.B299]+[.C29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300]+[.B300]+[.C30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301]+[.B301]+[.C30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302]+[.B302]+[.C30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303]+[.B303]+[.C30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304]+[.B304]+[.C30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305]+[.B305]+[.C30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306]+[.B306]+[.C30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307]+[.B307]+[.C30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308]+[.B308]+[.C30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309]+[.B309]+[.C30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310]+[.B310]+[.C31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311]+[.B311]+[.C31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312]+[.B312]+[.C31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313]+[.B313]+[.C31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314]+[.B314]+[.C31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315]+[.B315]+[.C31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316]+[.B316]+[.C31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317]+[.B317]+[.C31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318]+[.B318]+[.C318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319]+[.B319]+[.C31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320]+[.B320]+[.C32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321]+[.B321]+[.C32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322]+[.B322]+[.C32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323]+[.B323]+[.C323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324]+[.B324]+[.C32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325]+[.B325]+[.C32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326]+[.B326]+[.C326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327]+[.B327]+[.C32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328]+[.B328]+[.C32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329]+[.B329]+[.C32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330]+[.B330]+[.C33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331]+[.B331]+[.C33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332]+[.B332]+[.C33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333]+[.B333]+[.C33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334]+[.B334]+[.C33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335]+[.B335]+[.C33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336]+[.B336]+[.C33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337]+[.B337]+[.C33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338]+[.B338]+[.C33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339]+[.B339]+[.C33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340]+[.B340]+[.C34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341]+[.B341]+[.C34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342]+[.B342]+[.C34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343]+[.B343]+[.C34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344]+[.B344]+[.C344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345]+[.B345]+[.C34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346]+[.B346]+[.C34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347]+[.B347]+[.C34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348]+[.B348]+[.C34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349]+[.B349]+[.C34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350]+[.B350]+[.C35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351]+[.B351]+[.C351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352]+[.B352]+[.C35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353]+[.B353]+[.C35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354]+[.B354]+[.C35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355]+[.B355]+[.C35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356]+[.B356]+[.C35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357]+[.B357]+[.C35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358]+[.B358]+[.C35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359]+[.B359]+[.C35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360]+[.B360]+[.C36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361]+[.B361]+[.C36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362]+[.B362]+[.C36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363]+[.B363]+[.C36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364]+[.B364]+[.C36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365]+[.B365]+[.C36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366]+[.B366]+[.C36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367]+[.B367]+[.C36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368]+[.B368]+[.C36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369]+[.B369]+[.C36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370]+[.B370]+[.C37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371]+[.B371]+[.C37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372]+[.B372]+[.C37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373]+[.B373]+[.C37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374]+[.B374]+[.C37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375]+[.B375]+[.C375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376]+[.B376]+[.C37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377]+[.B377]+[.C37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378]+[.B378]+[.C37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379]+[.B379]+[.C37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380]+[.B380]+[.C380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381]+[.B381]+[.C38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382]+[.B382]+[.C38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383]+[.B383]+[.C38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384]+[.B384]+[.C38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385]+[.B385]+[.C38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386]+[.B386]+[.C38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387]+[.B387]+[.C38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388]+[.B388]+[.C38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389]+[.B389]+[.C38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390]+[.B390]+[.C39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391]+[.B391]+[.C391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392]+[.B392]+[.C39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393]+[.B393]+[.C39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394]+[.B394]+[.C39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395]+[.B395]+[.C395]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396]+[.B396]+[.C39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397]+[.B397]+[.C397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398]+[.B398]+[.C39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399]+[.B399]+[.C39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400]+[.B400]+[.C40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401]+[.B401]+[.C40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402]+[.B402]+[.C40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403]+[.B403]+[.C40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404]+[.B404]+[.C40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405]+[.B405]+[.C405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406]+[.B406]+[.C40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407]+[.B407]+[.C40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408]+[.B408]+[.C40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409]+[.B409]+[.C40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410]+[.B410]+[.C41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411]+[.B411]+[.C4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412]+[.B412]+[.C41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413]+[.B413]+[.C41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414]+[.B414]+[.C41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415]+[.B415]+[.C41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416]+[.B416]+[.C4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417]+[.B417]+[.C41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418]+[.B418]+[.C41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419]+[.B419]+[.C41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420]+[.B420]+[.C42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421]+[.B421]+[.C42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422]+[.B422]+[.C42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423]+[.B423]+[.C423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424]+[.B424]+[.C42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425]+[.B425]+[.C42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426]+[.B426]+[.C42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427]+[.B427]+[.C42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428]+[.B428]+[.C42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429]+[.B429]+[.C42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430]+[.B430]+[.C43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431]+[.B431]+[.C431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432]+[.B432]+[.C432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433]+[.B433]+[.C43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434]+[.B434]+[.C43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435]+[.B435]+[.C43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436]+[.B436]+[.C43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437]+[.B437]+[.C43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438]+[.B438]+[.C43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439]+[.B439]+[.C43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440]+[.B440]+[.C44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441]+[.B441]+[.C44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442]+[.B442]+[.C44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443]+[.B443]+[.C44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444]+[.B444]+[.C44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445]+[.B445]+[.C44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446]+[.B446]+[.C446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447]+[.B447]+[.C44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448]+[.B448]+[.C44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449]+[.B449]+[.C44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450]+[.B450]+[.C45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451]+[.B451]+[.C45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452]+[.B452]+[.C45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453]+[.B453]+[.C45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454]+[.B454]+[.C454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455]+[.B455]+[.C45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456]+[.B456]+[.C45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457]+[.B457]+[.C457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458]+[.B458]+[.C45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459]+[.B459]+[.C45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460]+[.B460]+[.C460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461]+[.B461]+[.C46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462]+[.B462]+[.C46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463]+[.B463]+[.C46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464]+[.B464]+[.C46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465]+[.B465]+[.C46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466]+[.B466]+[.C46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467]+[.B467]+[.C46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468]+[.B468]+[.C46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469]+[.B469]+[.C46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470]+[.B470]+[.C47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471]+[.B471]+[.C47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472]+[.B472]+[.C47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473]+[.B473]+[.C47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474]+[.B474]+[.C47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475]+[.B475]+[.C475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476]+[.B476]+[.C47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477]+[.B477]+[.C47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478]+[.B478]+[.C47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479]+[.B479]+[.C47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480]+[.B480]+[.C48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481]+[.B481]+[.C48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482]+[.B482]+[.C48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483]+[.B483]+[.C48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484]+[.B484]+[.C48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485]+[.B485]+[.C48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486]+[.B486]+[.C48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487]+[.B487]+[.C48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488]+[.B488]+[.C48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489]+[.B489]+[.C489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490]+[.B490]+[.C49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491]+[.B491]+[.C49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492]+[.B492]+[.C49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493]+[.B493]+[.C49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494]+[.B494]+[.C49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495]+[.B495]+[.C49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496]+[.B496]+[.C49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497]+[.B497]+[.C49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498]+[.B498]+[.C49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499]+[.B499]+[.C49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500]+[.B500]+[.C50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501]+[.B501]+[.C50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502]+[.B502]+[.C50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503]+[.B503]+[.C50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504]+[.B504]+[.C50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505]+[.B505]+[.C505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506]+[.B506]+[.C506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507]+[.B507]+[.C50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508]+[.B508]+[.C50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509]+[.B509]+[.C50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510]+[.B510]+[.C51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511]+[.B511]+[.C51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512]+[.B512]+[.C51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513]+[.B513]+[.C51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514]+[.B514]+[.C51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515]+[.B515]+[.C51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516]+[.B516]+[.C51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517]+[.B517]+[.C51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518]+[.B518]+[.C5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519]+[.B519]+[.C51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520]+[.B520]+[.C52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521]+[.B521]+[.C52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522]+[.B522]+[.C522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523]+[.B523]+[.C52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524]+[.B524]+[.C52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525]+[.B525]+[.C52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526]+[.B526]+[.C52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527]+[.B527]+[.C52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528]+[.B528]+[.C528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529]+[.B529]+[.C52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530]+[.B530]+[.C53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531]+[.B531]+[.C53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532]+[.B532]+[.C53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533]+[.B533]+[.C53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534]+[.B534]+[.C53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535]+[.B535]+[.C53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536]+[.B536]+[.C53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537]+[.B537]+[.C53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538]+[.B538]+[.C53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539]+[.B539]+[.C539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540]+[.B540]+[.C54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541]+[.B541]+[.C54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542]+[.B542]+[.C54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543]+[.B543]+[.C54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544]+[.B544]+[.C54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545]+[.B545]+[.C54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546]+[.B546]+[.C54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547]+[.B547]+[.C54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548]+[.B548]+[.C548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549]+[.B549]+[.C549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550]+[.B550]+[.C55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551]+[.B551]+[.C55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552]+[.B552]+[.C55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553]+[.B553]+[.C55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554]+[.B554]+[.C55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555]+[.B555]+[.C555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556]+[.B556]+[.C55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557]+[.B557]+[.C55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558]+[.B558]+[.C558]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559]+[.B559]+[.C559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560]+[.B560]+[.C560]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561]+[.B561]+[.C56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562]+[.B562]+[.C56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563]+[.B563]+[.C56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564]+[.B564]+[.C56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565]+[.B565]+[.C56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566]+[.B566]+[.C56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567]+[.B567]+[.C56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568]+[.B568]+[.C56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569]+[.B569]+[.C56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570]+[.B570]+[.C57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571]+[.B571]+[.C57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572]+[.B572]+[.C57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573]+[.B573]+[.C573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574]+[.B574]+[.C57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575]+[.B575]+[.C57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576]+[.B576]+[.C57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577]+[.B577]+[.C577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578]+[.B578]+[.C57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579]+[.B579]+[.C579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580]+[.B580]+[.C580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581]+[.B581]+[.C58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582]+[.B582]+[.C58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583]+[.B583]+[.C58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584]+[.B584]+[.C584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585]+[.B585]+[.C58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586]+[.B586]+[.C586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587]+[.B587]+[.C58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588]+[.B588]+[.C58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589]+[.B589]+[.C58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590]+[.B590]+[.C59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591]+[.B591]+[.C591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592]+[.B592]+[.C59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593]+[.B593]+[.C59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594]+[.B594]+[.C59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595]+[.B595]+[.C59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596]+[.B596]+[.C59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597]+[.B597]+[.C59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598]+[.B598]+[.C59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599]+[.B599]+[.C59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600]+[.B600]+[.C60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601]+[.B601]+[.C60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602]+[.B602]+[.C60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603]+[.B603]+[.C60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604]+[.B604]+[.C60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605]+[.B605]+[.C605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606]+[.B606]+[.C60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607]+[.B607]+[.C60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608]+[.B608]+[.C60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609]+[.B609]+[.C609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610]+[.B610]+[.C61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611]+[.B611]+[.C61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612]+[.B612]+[.C61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613]+[.B613]+[.C613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614]+[.B614]+[.C61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615]+[.B615]+[.C61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616]+[.B616]+[.C61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617]+[.B617]+[.C61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618]+[.B618]+[.C618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619]+[.B619]+[.C61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620]+[.B620]+[.C620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621]+[.B621]+[.C6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622]+[.B622]+[.C622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623]+[.B623]+[.C62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624]+[.B624]+[.C62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625]+[.B625]+[.C62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626]+[.B626]+[.C62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627]+[.B627]+[.C62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628]+[.B628]+[.C62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629]+[.B629]+[.C62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630]+[.B630]+[.C63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631]+[.B631]+[.C63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632]+[.B632]+[.C632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633]+[.B633]+[.C63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634]+[.B634]+[.C63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635]+[.B635]+[.C63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636]+[.B636]+[.C63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637]+[.B637]+[.C63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638]+[.B638]+[.C63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639]+[.B639]+[.C63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640]+[.B640]+[.C64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641]+[.B641]+[.C64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642]+[.B642]+[.C64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643]+[.B643]+[.C643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644]+[.B644]+[.C64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645]+[.B645]+[.C64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646]+[.B646]+[.C64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647]+[.B647]+[.C64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648]+[.B648]+[.C648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649]+[.B649]+[.C64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650]+[.B650]+[.C65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651]+[.B651]+[.C65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652]+[.B652]+[.C65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653]+[.B653]+[.C65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654]+[.B654]+[.C65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655]+[.B655]+[.C65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656]+[.B656]+[.C65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657]+[.B657]+[.C65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658]+[.B658]+[.C65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659]+[.B659]+[.C65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660]+[.B660]+[.C66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661]+[.B661]+[.C66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662]+[.B662]+[.C66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663]+[.B663]+[.C66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664]+[.B664]+[.C664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665]+[.B665]+[.C66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666]+[.B666]+[.C66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667]+[.B667]+[.C66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668]+[.B668]+[.C66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669]+[.B669]+[.C66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670]+[.B670]+[.C670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671]+[.B671]+[.C67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672]+[.B672]+[.C67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673]+[.B673]+[.C67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674]+[.B674]+[.C67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675]+[.B675]+[.C67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676]+[.B676]+[.C67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677]+[.B677]+[.C67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678]+[.B678]+[.C67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679]+[.B679]+[.C67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680]+[.B680]+[.C68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681]+[.B681]+[.C68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682]+[.B682]+[.C68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683]+[.B683]+[.C68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684]+[.B684]+[.C68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685]+[.B685]+[.C68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686]+[.B686]+[.C68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687]+[.B687]+[.C68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688]+[.B688]+[.C68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689]+[.B689]+[.C68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690]+[.B690]+[.C69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691]+[.B691]+[.C69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692]+[.B692]+[.C69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693]+[.B693]+[.C69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694]+[.B694]+[.C69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695]+[.B695]+[.C695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696]+[.B696]+[.C696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697]+[.B697]+[.C69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698]+[.B698]+[.C69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699]+[.B699]+[.C69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700]+[.B700]+[.C70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701]+[.B701]+[.C70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702]+[.B702]+[.C70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703]+[.B703]+[.C70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704]+[.B704]+[.C70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705]+[.B705]+[.C70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706]+[.B706]+[.C70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707]+[.B707]+[.C70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708]+[.B708]+[.C708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709]+[.B709]+[.C70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710]+[.B710]+[.C71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711]+[.B711]+[.C71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712]+[.B712]+[.C71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713]+[.B713]+[.C71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714]+[.B714]+[.C71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715]+[.B715]+[.C71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716]+[.B716]+[.C71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717]+[.B717]+[.C71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718]+[.B718]+[.C7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719]+[.B719]+[.C71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720]+[.B720]+[.C72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721]+[.B721]+[.C72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722]+[.B722]+[.C722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723]+[.B723]+[.C72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724]+[.B724]+[.C72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725]+[.B725]+[.C72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726]+[.B726]+[.C72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727]+[.B727]+[.C72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728]+[.B728]+[.C72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729]+[.B729]+[.C72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730]+[.B730]+[.C73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731]+[.B731]+[.C73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732]+[.B732]+[.C73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733]+[.B733]+[.C73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734]+[.B734]+[.C73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735]+[.B735]+[.C73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736]+[.B736]+[.C73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737]+[.B737]+[.C73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738]+[.B738]+[.C73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739]+[.B739]+[.C73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740]+[.B740]+[.C74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741]+[.B741]+[.C74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742]+[.B742]+[.C74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743]+[.B743]+[.C74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744]+[.B744]+[.C74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745]+[.B745]+[.C745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746]+[.B746]+[.C74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747]+[.B747]+[.C74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748]+[.B748]+[.C74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749]+[.B749]+[.C74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750]+[.B750]+[.C75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751]+[.B751]+[.C751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752]+[.B752]+[.C75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753]+[.B753]+[.C75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754]+[.B754]+[.C75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755]+[.B755]+[.C75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756]+[.B756]+[.C75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757]+[.B757]+[.C75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758]+[.B758]+[.C758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759]+[.B759]+[.C759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760]+[.B760]+[.C76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761]+[.B761]+[.C76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762]+[.B762]+[.C76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763]+[.B763]+[.C76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764]+[.B764]+[.C76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765]+[.B765]+[.C76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766]+[.B766]+[.C76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767]+[.B767]+[.C76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768]+[.B768]+[.C76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769]+[.B769]+[.C76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770]+[.B770]+[.C77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771]+[.B771]+[.C77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772]+[.B772]+[.C77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773]+[.B773]+[.C77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774]+[.B774]+[.C77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775]+[.B775]+[.C77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776]+[.B776]+[.C77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777]+[.B777]+[.C77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778]+[.B778]+[.C77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779]+[.B779]+[.C77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780]+[.B780]+[.C78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781]+[.B781]+[.C78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782]+[.B782]+[.C78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783]+[.B783]+[.C78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784]+[.B784]+[.C784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785]+[.B785]+[.C785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786]+[.B786]+[.C78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787]+[.B787]+[.C78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788]+[.B788]+[.C78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789]+[.B789]+[.C78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790]+[.B790]+[.C79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791]+[.B791]+[.C79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792]+[.B792]+[.C79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793]+[.B793]+[.C79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794]+[.B794]+[.C794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795]+[.B795]+[.C79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796]+[.B796]+[.C79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797]+[.B797]+[.C79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798]+[.B798]+[.C79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799]+[.B799]+[.C79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800]+[.B800]+[.C80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801]+[.B801]+[.C80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802]+[.B802]+[.C80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803]+[.B803]+[.C80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804]+[.B804]+[.C80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805]+[.B805]+[.C805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806]+[.B806]+[.C80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807]+[.B807]+[.C80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808]+[.B808]+[.C80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809]+[.B809]+[.C80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810]+[.B810]+[.C81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811]+[.B811]+[.C81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812]+[.B812]+[.C81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813]+[.B813]+[.C81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814]+[.B814]+[.C81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815]+[.B815]+[.C815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816]+[.B816]+[.C81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817]+[.B817]+[.C817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818]+[.B818]+[.C8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819]+[.B819]+[.C81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820]+[.B820]+[.C82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821]+[.B821]+[.C82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822]+[.B822]+[.C82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823]+[.B823]+[.C82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824]+[.B824]+[.C82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825]+[.B825]+[.C82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826]+[.B826]+[.C82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827]+[.B827]+[.C827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828]+[.B828]+[.C82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829]+[.B829]+[.C82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830]+[.B830]+[.C83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831]+[.B831]+[.C83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832]+[.B832]+[.C83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833]+[.B833]+[.C83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834]+[.B834]+[.C83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835]+[.B835]+[.C83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836]+[.B836]+[.C83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837]+[.B837]+[.C837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838]+[.B838]+[.C83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839]+[.B839]+[.C839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840]+[.B840]+[.C840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841]+[.B841]+[.C84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842]+[.B842]+[.C84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843]+[.B843]+[.C84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844]+[.B844]+[.C84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845]+[.B845]+[.C84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846]+[.B846]+[.C846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847]+[.B847]+[.C84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848]+[.B848]+[.C848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849]+[.B849]+[.C84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850]+[.B850]+[.C850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851]+[.B851]+[.C85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852]+[.B852]+[.C85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853]+[.B853]+[.C85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854]+[.B854]+[.C85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855]+[.B855]+[.C85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856]+[.B856]+[.C85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857]+[.B857]+[.C857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858]+[.B858]+[.C85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859]+[.B859]+[.C85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860]+[.B860]+[.C860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861]+[.B861]+[.C86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862]+[.B862]+[.C86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863]+[.B863]+[.C86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864]+[.B864]+[.C86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865]+[.B865]+[.C86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866]+[.B866]+[.C86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867]+[.B867]+[.C86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868]+[.B868]+[.C86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869]+[.B869]+[.C86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870]+[.B870]+[.C870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871]+[.B871]+[.C87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872]+[.B872]+[.C87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873]+[.B873]+[.C87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874]+[.B874]+[.C87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875]+[.B875]+[.C875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876]+[.B876]+[.C87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877]+[.B877]+[.C87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878]+[.B878]+[.C87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879]+[.B879]+[.C87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880]+[.B880]+[.C88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881]+[.B881]+[.C88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882]+[.B882]+[.C88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883]+[.B883]+[.C88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884]+[.B884]+[.C88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885]+[.B885]+[.C88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886]+[.B886]+[.C88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887]+[.B887]+[.C88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888]+[.B888]+[.C88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889]+[.B889]+[.C889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890]+[.B890]+[.C89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891]+[.B891]+[.C89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892]+[.B892]+[.C89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893]+[.B893]+[.C89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894]+[.B894]+[.C89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895]+[.B895]+[.C89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896]+[.B896]+[.C896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897]+[.B897]+[.C89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898]+[.B898]+[.C89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899]+[.B899]+[.C89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900]+[.B900]+[.C90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901]+[.B901]+[.C90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902]+[.B902]+[.C90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903]+[.B903]+[.C90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904]+[.B904]+[.C90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905]+[.B905]+[.C905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906]+[.B906]+[.C90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907]+[.B907]+[.C90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908]+[.B908]+[.C90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909]+[.B909]+[.C90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910]+[.B910]+[.C91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911]+[.B911]+[.C91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912]+[.B912]+[.C9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913]+[.B913]+[.C91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914]+[.B914]+[.C914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915]+[.B915]+[.C91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916]+[.B916]+[.C91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917]+[.B917]+[.C91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918]+[.B918]+[.C91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919]+[.B919]+[.C91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920]+[.B920]+[.C92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921]+[.B921]+[.C92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922]+[.B922]+[.C92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923]+[.B923]+[.C923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924]+[.B924]+[.C92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925]+[.B925]+[.C92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926]+[.B926]+[.C92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927]+[.B927]+[.C927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928]+[.B928]+[.C92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929]+[.B929]+[.C92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930]+[.B930]+[.C93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931]+[.B931]+[.C93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932]+[.B932]+[.C93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933]+[.B933]+[.C93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934]+[.B934]+[.C93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935]+[.B935]+[.C93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936]+[.B936]+[.C936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937]+[.B937]+[.C93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938]+[.B938]+[.C93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939]+[.B939]+[.C93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940]+[.B940]+[.C940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941]+[.B941]+[.C94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942]+[.B942]+[.C94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943]+[.B943]+[.C94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944]+[.B944]+[.C94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945]+[.B945]+[.C94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946]+[.B946]+[.C94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947]+[.B947]+[.C94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948]+[.B948]+[.C94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949]+[.B949]+[.C94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950]+[.B950]+[.C950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951]+[.B951]+[.C95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952]+[.B952]+[.C95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953]+[.B953]+[.C953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954]+[.B954]+[.C95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955]+[.B955]+[.C955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956]+[.B956]+[.C95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957]+[.B957]+[.C95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958]+[.B958]+[.C95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959]+[.B959]+[.C959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960]+[.B960]+[.C96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961]+[.B961]+[.C96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962]+[.B962]+[.C962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963]+[.B963]+[.C96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964]+[.B964]+[.C96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965]+[.B965]+[.C96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966]+[.B966]+[.C966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967]+[.B967]+[.C96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968]+[.B968]+[.C96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969]+[.B969]+[.C96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970]+[.B970]+[.C97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971]+[.B971]+[.C97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972]+[.B972]+[.C972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973]+[.B973]+[.C973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974]+[.B974]+[.C97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975]+[.B975]+[.C97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976]+[.B976]+[.C97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977]+[.B977]+[.C97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978]+[.B978]+[.C97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979]+[.B979]+[.C97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980]+[.B980]+[.C98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981]+[.B981]+[.C98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982]+[.B982]+[.C98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983]+[.B983]+[.C98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984]+[.B984]+[.C98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985]+[.B985]+[.C98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986]+[.B986]+[.C98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987]+[.B987]+[.C98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988]+[.B988]+[.C988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989]+[.B989]+[.C98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990]+[.B990]+[.C99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991]+[.B991]+[.C99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992]+[.B992]+[.C99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993]+[.B993]+[.C99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994]+[.B994]+[.C99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995]+[.B995]+[.C99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996]+[.B996]+[.C99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997]+[.B997]+[.C99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998]+[.B998]+[.C99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999]+[.B999]+[.C99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000]+[.B1000]+[.C100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001]+[.B1001]+[.C100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002]+[.B1002]+[.C100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003]+[.B1003]+[.C100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004]+[.B1004]+[.C100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005]+[.B1005]+[.C100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006]+[.B1006]+[.C100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007]+[.B1007]+[.C100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008]+[.B1008]+[.C100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009]+[.B1009]+[.C100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010]+[.B1010]+[.C101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011]+[.B1011]+[.C101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012]+[.B1012]+[.C101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013]+[.B1013]+[.C101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014]+[.B1014]+[.C101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015]+[.B1015]+[.C101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016]+[.B1016]+[.C101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017]+[.B1017]+[.C101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018]+[.B1018]+[.C101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019]+[.B1019]+[.C101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020]+[.B1020]+[.C102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021]+[.B1021]+[.C102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022]+[.B1022]+[.C102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023]+[.B1023]+[.C102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024]+[.B1024]+[.C1024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025]+[.B1025]+[.C102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026]+[.B1026]+[.C102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027]+[.B1027]+[.C1027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028]+[.B1028]+[.C102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029]+[.B1029]+[.C102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030]+[.B1030]+[.C103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031]+[.B1031]+[.C103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032]+[.B1032]+[.C103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033]+[.B1033]+[.C103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034]+[.B1034]+[.C103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035]+[.B1035]+[.C1035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036]+[.B1036]+[.C1036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037]+[.B1037]+[.C103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038]+[.B1038]+[.C103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039]+[.B1039]+[.C103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040]+[.B1040]+[.C104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041]+[.B1041]+[.C104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042]+[.B1042]+[.C104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043]+[.B1043]+[.C104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044]+[.B1044]+[.C104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045]+[.B1045]+[.C104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046]+[.B1046]+[.C104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047]+[.B1047]+[.C104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048]+[.B1048]+[.C104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049]+[.B1049]+[.C104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050]+[.B1050]+[.C105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051]+[.B1051]+[.C105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052]+[.B1052]+[.C105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053]+[.B1053]+[.C105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054]+[.B1054]+[.C105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055]+[.B1055]+[.C105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056]+[.B1056]+[.C1056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057]+[.B1057]+[.C105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058]+[.B1058]+[.C105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059]+[.B1059]+[.C1059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060]+[.B1060]+[.C106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061]+[.B1061]+[.C106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062]+[.B1062]+[.C1062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063]+[.B1063]+[.C106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064]+[.B1064]+[.C1064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065]+[.B1065]+[.C106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066]+[.B1066]+[.C1066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067]+[.B1067]+[.C1067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068]+[.B1068]+[.C1068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069]+[.B1069]+[.C106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070]+[.B1070]+[.C107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071]+[.B1071]+[.C107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072]+[.B1072]+[.C107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073]+[.B1073]+[.C107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074]+[.B1074]+[.C107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075]+[.B1075]+[.C1075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076]+[.B1076]+[.C107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077]+[.B1077]+[.C107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078]+[.B1078]+[.C1078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079]+[.B1079]+[.C1079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080]+[.B1080]+[.C1080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081]+[.B1081]+[.C108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082]+[.B1082]+[.C108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083]+[.B1083]+[.C108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084]+[.B1084]+[.C1084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085]+[.B1085]+[.C108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086]+[.B1086]+[.C108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087]+[.B1087]+[.C1087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088]+[.B1088]+[.C108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089]+[.B1089]+[.C108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090]+[.B1090]+[.C109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091]+[.B1091]+[.C109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092]+[.B1092]+[.C1092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093]+[.B1093]+[.C109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094]+[.B1094]+[.C109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095]+[.B1095]+[.C109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096]+[.B1096]+[.C109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097]+[.B1097]+[.C109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098]+[.B1098]+[.C109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099]+[.B1099]+[.C1099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100]+[.B1100]+[.C110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101]+[.B1101]+[.C110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102]+[.B1102]+[.C1102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103]+[.B1103]+[.C110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104]+[.B1104]+[.C1104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105]+[.B1105]+[.C110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106]+[.B1106]+[.C110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107]+[.B1107]+[.C110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108]+[.B1108]+[.C110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109]+[.B1109]+[.C110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110]+[.B1110]+[.C11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111]+[.B1111]+[.C111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112]+[.B1112]+[.C111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113]+[.B1113]+[.C111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114]+[.B1114]+[.C111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115]+[.B1115]+[.C111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116]+[.B1116]+[.C111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117]+[.B1117]+[.C111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118]+[.B1118]+[.C111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119]+[.B1119]+[.C111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120]+[.B1120]+[.C112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121]+[.B1121]+[.C112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122]+[.B1122]+[.C112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123]+[.B1123]+[.C112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124]+[.B1124]+[.C112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125]+[.B1125]+[.C1125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126]+[.B1126]+[.C112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127]+[.B1127]+[.C112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128]+[.B1128]+[.C112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129]+[.B1129]+[.C112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130]+[.B1130]+[.C113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131]+[.B1131]+[.C1131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132]+[.B1132]+[.C113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133]+[.B1133]+[.C113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134]+[.B1134]+[.C113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135]+[.B1135]+[.C113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136]+[.B1136]+[.C113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137]+[.B1137]+[.C1137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138]+[.B1138]+[.C113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139]+[.B1139]+[.C113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140]+[.B1140]+[.C114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141]+[.B1141]+[.C1141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142]+[.B1142]+[.C114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143]+[.B1143]+[.C114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144]+[.B1144]+[.C114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145]+[.B1145]+[.C114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146]+[.B1146]+[.C114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147]+[.B1147]+[.C114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148]+[.B1148]+[.C1148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149]+[.B1149]+[.C114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150]+[.B1150]+[.C115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151]+[.B1151]+[.C115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152]+[.B1152]+[.C115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153]+[.B1153]+[.C115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154]+[.B1154]+[.C115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155]+[.B1155]+[.C115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156]+[.B1156]+[.C1156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157]+[.B1157]+[.C115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158]+[.B1158]+[.C115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159]+[.B1159]+[.C115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160]+[.B1160]+[.C1160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161]+[.B1161]+[.C116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162]+[.B1162]+[.C116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163]+[.B1163]+[.C116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164]+[.B1164]+[.C116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165]+[.B1165]+[.C116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166]+[.B1166]+[.C116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167]+[.B1167]+[.C116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168]+[.B1168]+[.C116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169]+[.B1169]+[.C116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170]+[.B1170]+[.C117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171]+[.B1171]+[.C117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172]+[.B1172]+[.C117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173]+[.B1173]+[.C117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174]+[.B1174]+[.C117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175]+[.B1175]+[.C117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176]+[.B1176]+[.C117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177]+[.B1177]+[.C117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178]+[.B1178]+[.C117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179]+[.B1179]+[.C117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180]+[.B1180]+[.C118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181]+[.B1181]+[.C118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182]+[.B1182]+[.C118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183]+[.B1183]+[.C1183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184]+[.B1184]+[.C118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185]+[.B1185]+[.C118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186]+[.B1186]+[.C118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187]+[.B1187]+[.C118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188]+[.B1188]+[.C118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189]+[.B1189]+[.C118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190]+[.B1190]+[.C119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191]+[.B1191]+[.C119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192]+[.B1192]+[.C119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193]+[.B1193]+[.C119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194]+[.B1194]+[.C119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195]+[.B1195]+[.C119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196]+[.B1196]+[.C119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197]+[.B1197]+[.C119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198]+[.B1198]+[.C1198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199]+[.B1199]+[.C119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200]+[.B1200]+[.C120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201]+[.B1201]+[.C120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202]+[.B1202]+[.C120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203]+[.B1203]+[.C120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204]+[.B1204]+[.C1204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205]+[.B1205]+[.C120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206]+[.B1206]+[.C120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207]+[.B1207]+[.C120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208]+[.B1208]+[.C1208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209]+[.B1209]+[.C120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210]+[.B1210]+[.C1210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211]+[.B1211]+[.C121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212]+[.B1212]+[.C121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213]+[.B1213]+[.C121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214]+[.B1214]+[.C1214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215]+[.B1215]+[.C1215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216]+[.B1216]+[.C121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217]+[.B1217]+[.C12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218]+[.B1218]+[.C121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219]+[.B1219]+[.C121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220]+[.B1220]+[.C122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221]+[.B1221]+[.C122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222]+[.B1222]+[.C122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223]+[.B1223]+[.C122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224]+[.B1224]+[.C122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225]+[.B1225]+[.C122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226]+[.B1226]+[.C1226]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227]+[.B1227]+[.C122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228]+[.B1228]+[.C122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229]+[.B1229]+[.C122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230]+[.B1230]+[.C123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231]+[.B1231]+[.C123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232]+[.B1232]+[.C1232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233]+[.B1233]+[.C123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234]+[.B1234]+[.C1234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235]+[.B1235]+[.C123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236]+[.B1236]+[.C123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237]+[.B1237]+[.C123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238]+[.B1238]+[.C123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239]+[.B1239]+[.C123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240]+[.B1240]+[.C124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241]+[.B1241]+[.C124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242]+[.B1242]+[.C124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243]+[.B1243]+[.C1243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244]+[.B1244]+[.C124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245]+[.B1245]+[.C124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246]+[.B1246]+[.C124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247]+[.B1247]+[.C124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248]+[.B1248]+[.C1248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249]+[.B1249]+[.C124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250]+[.B1250]+[.C1250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251]+[.B1251]+[.C125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252]+[.B1252]+[.C125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253]+[.B1253]+[.C1253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254]+[.B1254]+[.C125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255]+[.B1255]+[.C125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256]+[.B1256]+[.C125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257]+[.B1257]+[.C125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258]+[.B1258]+[.C125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259]+[.B1259]+[.C125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260]+[.B1260]+[.C1260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261]+[.B1261]+[.C126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262]+[.B1262]+[.C126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263]+[.B1263]+[.C126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264]+[.B1264]+[.C126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265]+[.B1265]+[.C126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266]+[.B1266]+[.C126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267]+[.B1267]+[.C126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268]+[.B1268]+[.C126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269]+[.B1269]+[.C126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270]+[.B1270]+[.C127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271]+[.B1271]+[.C127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272]+[.B1272]+[.C127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273]+[.B1273]+[.C127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274]+[.B1274]+[.C127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275]+[.B1275]+[.C127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276]+[.B1276]+[.C127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277]+[.B1277]+[.C1277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278]+[.B1278]+[.C127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279]+[.B1279]+[.C1279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280]+[.B1280]+[.C128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281]+[.B1281]+[.C128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282]+[.B1282]+[.C128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283]+[.B1283]+[.C128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284]+[.B1284]+[.C128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285]+[.B1285]+[.C128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286]+[.B1286]+[.C128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287]+[.B1287]+[.C128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288]+[.B1288]+[.C128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289]+[.B1289]+[.C128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290]+[.B1290]+[.C129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291]+[.B1291]+[.C129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292]+[.B1292]+[.C129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293]+[.B1293]+[.C129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294]+[.B1294]+[.C1294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295]+[.B1295]+[.C129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296]+[.B1296]+[.C129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297]+[.B1297]+[.C129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298]+[.B1298]+[.C129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299]+[.B1299]+[.C129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300]+[.B1300]+[.C130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301]+[.B1301]+[.C130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302]+[.B1302]+[.C130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03]+[.B1303]+[.C130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304]+[.B1304]+[.C1304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305]+[.B1305]+[.C130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306]+[.B1306]+[.C130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307]+[.B1307]+[.C1307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308]+[.B1308]+[.C1308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309]+[.B1309]+[.C130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310]+[.B1310]+[.C131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311]+[.B1311]+[.C131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312]+[.B1312]+[.C131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313]+[.B1313]+[.C131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314]+[.B1314]+[.C131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315]+[.B1315]+[.C131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316]+[.B1316]+[.C1316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317]+[.B1317]+[.C131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318]+[.B1318]+[.C131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319]+[.B1319]+[.C131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320]+[.B1320]+[.C132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321]+[.B1321]+[.C132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322]+[.B1322]+[.C132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323]+[.B1323]+[.C132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324]+[.B1324]+[.C1324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325]+[.B1325]+[.C132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326]+[.B1326]+[.C132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327]+[.B1327]+[.C132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328]+[.B1328]+[.C132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29]+[.B1329]+[.C132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330]+[.B1330]+[.C133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331]+[.B1331]+[.C133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332]+[.B1332]+[.C133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333]+[.B1333]+[.C133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334]+[.B1334]+[.C133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335]+[.B1335]+[.C133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336]+[.B1336]+[.C133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337]+[.B1337]+[.C133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338]+[.B1338]+[.C133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339]+[.B1339]+[.C133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340]+[.B1340]+[.C134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341]+[.B1341]+[.C134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42]+[.B1342]+[.C134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343]+[.B1343]+[.C134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344]+[.B1344]+[.C134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345]+[.B1345]+[.C134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346]+[.B1346]+[.C134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347]+[.B1347]+[.C134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348]+[.B1348]+[.C134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349]+[.B1349]+[.C134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350]+[.B1350]+[.C135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351]+[.B1351]+[.C1351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52]+[.B1352]+[.C135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353]+[.B1353]+[.C135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354]+[.B1354]+[.C135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355]+[.B1355]+[.C135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356]+[.B1356]+[.C135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57]+[.B1357]+[.C135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58]+[.B1358]+[.C135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359]+[.B1359]+[.C135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360]+[.B1360]+[.C136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361]+[.B1361]+[.C136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362]+[.B1362]+[.C136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363]+[.B1363]+[.C136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64]+[.B1364]+[.C136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365]+[.B1365]+[.C136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366]+[.B1366]+[.C1366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367]+[.B1367]+[.C136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368]+[.B1368]+[.C136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369]+[.B1369]+[.C136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370]+[.B1370]+[.C137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371]+[.B1371]+[.C137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372]+[.B1372]+[.C1372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373]+[.B1373]+[.C137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374]+[.B1374]+[.C1374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375]+[.B1375]+[.C137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376]+[.B1376]+[.C137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377]+[.B1377]+[.C1377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378]+[.B1378]+[.C1378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379]+[.B1379]+[.C137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380]+[.B1380]+[.C138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381]+[.B1381]+[.C138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382]+[.B1382]+[.C1382]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383]+[.B1383]+[.C138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384]+[.B1384]+[.C138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385]+[.B1385]+[.C138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386]+[.B1386]+[.C138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387]+[.B1387]+[.C138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88]+[.B1388]+[.C138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389]+[.B1389]+[.C1389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390]+[.B1390]+[.C139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391]+[.B1391]+[.C139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392]+[.B1392]+[.C139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393]+[.B1393]+[.C139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394]+[.B1394]+[.C139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395]+[.B1395]+[.C139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396]+[.B1396]+[.C139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397]+[.B1397]+[.C139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398]+[.B1398]+[.C139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399]+[.B1399]+[.C139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400]+[.B1400]+[.C1400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401]+[.B1401]+[.C140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402]+[.B1402]+[.C140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403]+[.B1403]+[.C140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404]+[.B1404]+[.C140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405]+[.B1405]+[.C140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406]+[.B1406]+[.C1406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407]+[.B1407]+[.C140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408]+[.B1408]+[.C140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409]+[.B1409]+[.C140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410]+[.B1410]+[.C14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411]+[.B1411]+[.C141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412]+[.B1412]+[.C141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413]+[.B1413]+[.C141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414]+[.B1414]+[.C141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415]+[.B1415]+[.C141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416]+[.B1416]+[.C1416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417]+[.B1417]+[.C141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418]+[.B1418]+[.C141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419]+[.B1419]+[.C141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420]+[.B1420]+[.C142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421]+[.B1421]+[.C14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422]+[.B1422]+[.C142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423]+[.B1423]+[.C1423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424]+[.B1424]+[.C1424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425]+[.B1425]+[.C142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426]+[.B1426]+[.C142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427]+[.B1427]+[.C142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428]+[.B1428]+[.C142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429]+[.B1429]+[.C142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430]+[.B1430]+[.C143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431]+[.B1431]+[.C143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432]+[.B1432]+[.C143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433]+[.B1433]+[.C143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434]+[.B1434]+[.C143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435]+[.B1435]+[.C143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436]+[.B1436]+[.C1436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437]+[.B1437]+[.C143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438]+[.B1438]+[.C143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439]+[.B1439]+[.C1439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440]+[.B1440]+[.C144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441]+[.B1441]+[.C144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442]+[.B1442]+[.C144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443]+[.B1443]+[.C144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444]+[.B1444]+[.C144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445]+[.B1445]+[.C144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446]+[.B1446]+[.C144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447]+[.B1447]+[.C144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448]+[.B1448]+[.C144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449]+[.B1449]+[.C144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450]+[.B1450]+[.C145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451]+[.B1451]+[.C145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452]+[.B1452]+[.C1452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453]+[.B1453]+[.C145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454]+[.B1454]+[.C145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455]+[.B1455]+[.C145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456]+[.B1456]+[.C145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457]+[.B1457]+[.C145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458]+[.B1458]+[.C1458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459]+[.B1459]+[.C145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460]+[.B1460]+[.C1460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461]+[.B1461]+[.C146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462]+[.B1462]+[.C146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463]+[.B1463]+[.C146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464]+[.B1464]+[.C146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465]+[.B1465]+[.C146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466]+[.B1466]+[.C146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467]+[.B1467]+[.C146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468]+[.B1468]+[.C146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469]+[.B1469]+[.C146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470]+[.B1470]+[.C147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471]+[.B1471]+[.C147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472]+[.B1472]+[.C1472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473]+[.B1473]+[.C147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474]+[.B1474]+[.C147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475]+[.B1475]+[.C147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476]+[.B1476]+[.C147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477]+[.B1477]+[.C147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478]+[.B1478]+[.C147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479]+[.B1479]+[.C1479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480]+[.B1480]+[.C148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481]+[.B1481]+[.C148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482]+[.B1482]+[.C148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483]+[.B1483]+[.C148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484]+[.B1484]+[.C148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485]+[.B1485]+[.C148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486]+[.B1486]+[.C148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487]+[.B1487]+[.C148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488]+[.B1488]+[.C148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489]+[.B1489]+[.C148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490]+[.B1490]+[.C149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491]+[.B1491]+[.C149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492]+[.B1492]+[.C149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493]+[.B1493]+[.C149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494]+[.B1494]+[.C149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495]+[.B1495]+[.C1495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496]+[.B1496]+[.C149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497]+[.B1497]+[.C149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498]+[.B1498]+[.C149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499]+[.B1499]+[.C149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500]+[.B1500]+[.C150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501]+[.B1501]+[.C150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502]+[.B1502]+[.C150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503]+[.B1503]+[.C150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504]+[.B1504]+[.C150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505]+[.B1505]+[.C150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506]+[.B1506]+[.C150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507]+[.B1507]+[.C150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508]+[.B1508]+[.C150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509]+[.B1509]+[.C150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510]+[.B1510]+[.C151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511]+[.B1511]+[.C151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512]+[.B1512]+[.C151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513]+[.B1513]+[.C1513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514]+[.B1514]+[.C151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515]+[.B1515]+[.C1515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516]+[.B1516]+[.C151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517]+[.B1517]+[.C151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518]+[.B1518]+[.C151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519]+[.B1519]+[.C151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520]+[.B1520]+[.C1520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521]+[.B1521]+[.C152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522]+[.B1522]+[.C152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523]+[.B1523]+[.C1523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524]+[.B1524]+[.C152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525]+[.B1525]+[.C1525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526]+[.B1526]+[.C152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527]+[.B1527]+[.C1527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528]+[.B1528]+[.C152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529]+[.B1529]+[.C152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530]+[.B1530]+[.C153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531]+[.B1531]+[.C153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532]+[.B1532]+[.C153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533]+[.B1533]+[.C153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534]+[.B1534]+[.C1534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535]+[.B1535]+[.C153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536]+[.B1536]+[.C153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537]+[.B1537]+[.C153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538]+[.B1538]+[.C153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539]+[.B1539]+[.C153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540]+[.B1540]+[.C1540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541]+[.B1541]+[.C154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542]+[.B1542]+[.C154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543]+[.B1543]+[.C154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544]+[.B1544]+[.C154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545]+[.B1545]+[.C154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546]+[.B1546]+[.C154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547]+[.B1547]+[.C154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548]+[.B1548]+[.C154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549]+[.B1549]+[.C154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550]+[.B1550]+[.C155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551]+[.B1551]+[.C155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552]+[.B1552]+[.C155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553]+[.B1553]+[.C155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554]+[.B1554]+[.C155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555]+[.B1555]+[.C155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556]+[.B1556]+[.C155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557]+[.B1557]+[.C155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558]+[.B1558]+[.C155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559]+[.B1559]+[.C155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560]+[.B1560]+[.C156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561]+[.B1561]+[.C156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562]+[.B1562]+[.C1562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563]+[.B1563]+[.C156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564]+[.B1564]+[.C156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565]+[.B1565]+[.C156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566]+[.B1566]+[.C156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567]+[.B1567]+[.C156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568]+[.B1568]+[.C156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569]+[.B1569]+[.C156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570]+[.B1570]+[.C157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571]+[.B1571]+[.C157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572]+[.B1572]+[.C157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573]+[.B1573]+[.C157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574]+[.B1574]+[.C157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575]+[.B1575]+[.C157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576]+[.B1576]+[.C157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577]+[.B1577]+[.C157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578]+[.B1578]+[.C1578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579]+[.B1579]+[.C157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580]+[.B1580]+[.C158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581]+[.B1581]+[.C158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582]+[.B1582]+[.C158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583]+[.B1583]+[.C158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584]+[.B1584]+[.C158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585]+[.B1585]+[.C158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586]+[.B1586]+[.C1586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587]+[.B1587]+[.C158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588]+[.B1588]+[.C158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589]+[.B1589]+[.C158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590]+[.B1590]+[.C159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591]+[.B1591]+[.C159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592]+[.B1592]+[.C159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593]+[.B1593]+[.C1593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594]+[.B1594]+[.C159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595]+[.B1595]+[.C1595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596]+[.B1596]+[.C159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597]+[.B1597]+[.C159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598]+[.B1598]+[.C159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599]+[.B1599]+[.C159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600]+[.B1600]+[.C160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601]+[.B1601]+[.C160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602]+[.B1602]+[.C1602]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603]+[.B1603]+[.C160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604]+[.B1604]+[.C160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605]+[.B1605]+[.C160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606]+[.B1606]+[.C160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607]+[.B1607]+[.C160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608]+[.B1608]+[.C160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609]+[.B1609]+[.C1609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610]+[.B1610]+[.C1610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611]+[.B1611]+[.C161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612]+[.B1612]+[.C161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613]+[.B1613]+[.C161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614]+[.B1614]+[.C161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615]+[.B1615]+[.C161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616]+[.B1616]+[.C161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617]+[.B1617]+[.C161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618]+[.B1618]+[.C161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619]+[.B1619]+[.C161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620]+[.B1620]+[.C162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621]+[.B1621]+[.C162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622]+[.B1622]+[.C162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623]+[.B1623]+[.C162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624]+[.B1624]+[.C162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625]+[.B1625]+[.C162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626]+[.B1626]+[.C162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627]+[.B1627]+[.C162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628]+[.B1628]+[.C162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629]+[.B1629]+[.C162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630]+[.B1630]+[.C163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631]+[.B1631]+[.C163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632]+[.B1632]+[.C1632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633]+[.B1633]+[.C163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634]+[.B1634]+[.C163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635]+[.B1635]+[.C163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636]+[.B1636]+[.C163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637]+[.B1637]+[.C163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638]+[.B1638]+[.C163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639]+[.B1639]+[.C163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640]+[.B1640]+[.C164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641]+[.B1641]+[.C1641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642]+[.B1642]+[.C1642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643]+[.B1643]+[.C164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644]+[.B1644]+[.C164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645]+[.B1645]+[.C164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646]+[.B1646]+[.C164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647]+[.B1647]+[.C164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648]+[.B1648]+[.C164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649]+[.B1649]+[.C164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650]+[.B1650]+[.C165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651]+[.B1651]+[.C165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652]+[.B1652]+[.C165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653]+[.B1653]+[.C165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654]+[.B1654]+[.C165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655]+[.B1655]+[.C165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656]+[.B1656]+[.C165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657]+[.B1657]+[.C1657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658]+[.B1658]+[.C165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659]+[.B1659]+[.C165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660]+[.B1660]+[.C1660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661]+[.B1661]+[.C166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662]+[.B1662]+[.C166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663]+[.B1663]+[.C166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664]+[.B1664]+[.C166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665]+[.B1665]+[.C1665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666]+[.B1666]+[.C166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667]+[.B1667]+[.C166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668]+[.B1668]+[.C166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669]+[.B1669]+[.C166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670]+[.B1670]+[.C1670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671]+[.B1671]+[.C167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672]+[.B1672]+[.C1672]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673]+[.B1673]+[.C167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674]+[.B1674]+[.C167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675]+[.B1675]+[.C167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676]+[.B1676]+[.C167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677]+[.B1677]+[.C167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678]+[.B1678]+[.C167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679]+[.B1679]+[.C167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680]+[.B1680]+[.C168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681]+[.B1681]+[.C168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682]+[.B1682]+[.C168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683]+[.B1683]+[.C168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684]+[.B1684]+[.C168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685]+[.B1685]+[.C168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686]+[.B1686]+[.C168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687]+[.B1687]+[.C168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688]+[.B1688]+[.C168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689]+[.B1689]+[.C168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690]+[.B1690]+[.C169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691]+[.B1691]+[.C169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692]+[.B1692]+[.C1692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693]+[.B1693]+[.C169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694]+[.B1694]+[.C169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695]+[.B1695]+[.C169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696]+[.B1696]+[.C169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697]+[.B1697]+[.C169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698]+[.B1698]+[.C169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699]+[.B1699]+[.C169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700]+[.B1700]+[.C170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701]+[.B1701]+[.C170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702]+[.B1702]+[.C170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703]+[.B1703]+[.C170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704]+[.B1704]+[.C170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705]+[.B1705]+[.C170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706]+[.B1706]+[.C170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707]+[.B1707]+[.C170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708]+[.B1708]+[.C170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709]+[.B1709]+[.C170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710]+[.B1710]+[.C171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711]+[.B1711]+[.C171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712]+[.B1712]+[.C171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713]+[.B1713]+[.C171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714]+[.B1714]+[.C1714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715]+[.B1715]+[.C1715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716]+[.B1716]+[.C171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717]+[.B1717]+[.C1717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718]+[.B1718]+[.C1718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719]+[.B1719]+[.C171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720]+[.B1720]+[.C172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721]+[.B1721]+[.C172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722]+[.B1722]+[.C172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723]+[.B1723]+[.C172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724]+[.B1724]+[.C172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725]+[.B1725]+[.C172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726]+[.B1726]+[.C172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727]+[.B1727]+[.C172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728]+[.B1728]+[.C172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729]+[.B1729]+[.C1729]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730]+[.B1730]+[.C173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731]+[.B1731]+[.C173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732]+[.B1732]+[.C173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733]+[.B1733]+[.C173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734]+[.B1734]+[.C1734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735]+[.B1735]+[.C1735]" office:value-type="float" office:value="17">
            <text:p>1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736]+[.B1736]+[.C173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737]+[.B1737]+[.C173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738]+[.B1738]+[.C173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739]+[.B1739]+[.C173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740]+[.B1740]+[.C174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741]+[.B1741]+[.C174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742]+[.B1742]+[.C1742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743]+[.B1743]+[.C174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744]+[.B1744]+[.C174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745]+[.B1745]+[.C174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746]+[.B1746]+[.C1746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747]+[.B1747]+[.C174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748]+[.B1748]+[.C174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749]+[.B1749]+[.C174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750]+[.B1750]+[.C175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751]+[.B1751]+[.C175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752]+[.B1752]+[.C1752]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753]+[.B1753]+[.C175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754]+[.B1754]+[.C175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755]+[.B1755]+[.C175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756]+[.B1756]+[.C175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757]+[.B1757]+[.C175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758]+[.B1758]+[.C175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759]+[.B1759]+[.C175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760]+[.B1760]+[.C176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761]+[.B1761]+[.C1761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762]+[.B1762]+[.C176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763]+[.B1763]+[.C176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764]+[.B1764]+[.C1764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765]+[.B1765]+[.C1765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766]+[.B1766]+[.C176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767]+[.B1767]+[.C176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768]+[.B1768]+[.C176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769]+[.B1769]+[.C1769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770]+[.B1770]+[.C177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771]+[.B1771]+[.C177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772]+[.B1772]+[.C1772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773]+[.B1773]+[.C177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774]+[.B1774]+[.C1774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775]+[.B1775]+[.C1775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776]+[.B1776]+[.C177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777]+[.B1777]+[.C177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778]+[.B1778]+[.C177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779]+[.B1779]+[.C177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780]+[.B1780]+[.C178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781]+[.B1781]+[.C178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782]+[.B1782]+[.C178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783]+[.B1783]+[.C178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784]+[.B1784]+[.C178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785]+[.B1785]+[.C178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786]+[.B1786]+[.C1786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787]+[.B1787]+[.C178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788]+[.B1788]+[.C178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789]+[.B1789]+[.C178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790]+[.B1790]+[.C179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791]+[.B1791]+[.C179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792]+[.B1792]+[.C179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793]+[.B1793]+[.C179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794]+[.B1794]+[.C179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795]+[.B1795]+[.C179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796]+[.B1796]+[.C179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797]+[.B1797]+[.C179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798]+[.B1798]+[.C1798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799]+[.B1799]+[.C179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800]+[.B1800]+[.C180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801]+[.B1801]+[.C180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802]+[.B1802]+[.C180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803]+[.B1803]+[.C180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804]+[.B1804]+[.C180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805]+[.B1805]+[.C180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806]+[.B1806]+[.C180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807]+[.B1807]+[.C1807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808]+[.B1808]+[.C1808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809]+[.B1809]+[.C1809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810]+[.B1810]+[.C181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811]+[.B1811]+[.C181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812]+[.B1812]+[.C181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813]+[.B1813]+[.C181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814]+[.B1814]+[.C181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815]+[.B1815]+[.C181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816]+[.B1816]+[.C1816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817]+[.B1817]+[.C181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818]+[.B1818]+[.C181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819]+[.B1819]+[.C1819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820]+[.B1820]+[.C1820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821]+[.B1821]+[.C18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822]+[.B1822]+[.C182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823]+[.B1823]+[.C1823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824]+[.B1824]+[.C182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825]+[.B1825]+[.C1825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826]+[.B1826]+[.C182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827]+[.B1827]+[.C182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828]+[.B1828]+[.C1828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829]+[.B1829]+[.C1829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830]+[.B1830]+[.C183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831]+[.B1831]+[.C1831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832]+[.B1832]+[.C183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833]+[.B1833]+[.C183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834]+[.B1834]+[.C183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835]+[.B1835]+[.C183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836]+[.B1836]+[.C183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837]+[.B1837]+[.C183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838]+[.B1838]+[.C1838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839]+[.B1839]+[.C183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840]+[.B1840]+[.C184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841]+[.B1841]+[.C184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842]+[.B1842]+[.C1842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843]+[.B1843]+[.C1843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844]+[.B1844]+[.C184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845]+[.B1845]+[.C1845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846]+[.B1846]+[.C184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847]+[.B1847]+[.C184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848]+[.B1848]+[.C184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849]+[.B1849]+[.C184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850]+[.B1850]+[.C185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851]+[.B1851]+[.C1851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852]+[.B1852]+[.C1852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853]+[.B1853]+[.C185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854]+[.B1854]+[.C185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855]+[.B1855]+[.C185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856]+[.B1856]+[.C1856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857]+[.B1857]+[.C1857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858]+[.B1858]+[.C185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859]+[.B1859]+[.C185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860]+[.B1860]+[.C1860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A1861]+[.B1861]+[.C186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862]+[.B1862]+[.C1862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863]+[.B1863]+[.C1863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864]+[.B1864]+[.C1864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865]+[.B1865]+[.C186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866]+[.B1866]+[.C186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867]+[.B1867]+[.C1867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868]+[.B1868]+[.C1868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869]+[.B1869]+[.C1869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870]+[.B1870]+[.C187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871]+[.B1871]+[.C1871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872]+[.B1872]+[.C1872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873]+[.B1873]+[.C187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874]+[.B1874]+[.C1874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875]+[.B1875]+[.C187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876]+[.B1876]+[.C1876]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877]+[.B1877]+[.C187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878]+[.B1878]+[.C1878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879]+[.B1879]+[.C1879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880]+[.B1880]+[.C188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881]+[.B1881]+[.C188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[.A1882]+[.B1882]+[.C188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883]+[.B1883]+[.C188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884]+[.B1884]+[.C188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885]+[.B1885]+[.C188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886]+[.B1886]+[.C1886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887]+[.B1887]+[.C188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888]+[.B1888]+[.C188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889]+[.B1889]+[.C188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890]+[.B1890]+[.C1890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891]+[.B1891]+[.C189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892]+[.B1892]+[.C189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893]+[.B1893]+[.C1893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894]+[.B1894]+[.C1894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895]+[.B1895]+[.C1895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896]+[.B1896]+[.C1896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A1897]+[.B1897]+[.C189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898]+[.B1898]+[.C189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899]+[.B1899]+[.C189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A1900]+[.B1900]+[.C1900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A1901]+[.B1901]+[.C1901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902]+[.B1902]+[.C1902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903]+[.B1903]+[.C190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904]+[.B1904]+[.C190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905]+[.B1905]+[.C1905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906]+[.B1906]+[.C1906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907]+[.B1907]+[.C190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908]+[.B1908]+[.C1908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909]+[.B1909]+[.C190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910]+[.B1910]+[.C191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911]+[.B1911]+[.C191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912]+[.B1912]+[.C191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913]+[.B1913]+[.C191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914]+[.B1914]+[.C191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915]+[.B1915]+[.C191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916]+[.B1916]+[.C19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917]+[.B1917]+[.C1917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918]+[.B1918]+[.C1918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919]+[.B1919]+[.C191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920]+[.B1920]+[.C192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[.A1921]+[.B1921]+[.C1921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922]+[.B1922]+[.C192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923]+[.B1923]+[.C1923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924]+[.B1924]+[.C192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925]+[.B1925]+[.C192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926]+[.B1926]+[.C1926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927]+[.B1927]+[.C1927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928]+[.B1928]+[.C192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929]+[.B1929]+[.C192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930]+[.B1930]+[.C1930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931]+[.B1931]+[.C1931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932]+[.B1932]+[.C193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933]+[.B1933]+[.C193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934]+[.B1934]+[.C193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935]+[.B1935]+[.C1935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936]+[.B1936]+[.C193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937]+[.B1937]+[.C193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938]+[.B1938]+[.C1938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[.A1939]+[.B1939]+[.C1939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A1940]+[.B1940]+[.C1940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941]+[.B1941]+[.C194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942]+[.B1942]+[.C1942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943]+[.B1943]+[.C1943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944]+[.B1944]+[.C1944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945]+[.B1945]+[.C194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946]+[.B1946]+[.C1946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947]+[.B1947]+[.C1947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948]+[.B1948]+[.C194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949]+[.B1949]+[.C194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950]+[.B1950]+[.C195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951]+[.B1951]+[.C195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952]+[.B1952]+[.C195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953]+[.B1953]+[.C1953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954]+[.B1954]+[.C195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955]+[.B1955]+[.C195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956]+[.B1956]+[.C1956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957]+[.B1957]+[.C1957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A1958]+[.B1958]+[.C1958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959]+[.B1959]+[.C1959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A1960]+[.B1960]+[.C1960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A1961]+[.B1961]+[.C1961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962]+[.B1962]+[.C1962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963]+[.B1963]+[.C196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964]+[.B1964]+[.C1964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[.A1965]+[.B1965]+[.C196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A1966]+[.B1966]+[.C1966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[.A1967]+[.B1967]+[.C196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[.A1968]+[.B1968]+[.C1968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A1969]+[.B1969]+[.C196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970]+[.B1970]+[.C1970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971]+[.B1971]+[.C197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972]+[.B1972]+[.C197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1973]+[.B1973]+[.C1973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A1974]+[.B1974]+[.C197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A1975]+[.B1975]+[.C197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976]+[.B1976]+[.C197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977]+[.B1977]+[.C197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978]+[.B1978]+[.C1978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979]+[.B1979]+[.C1979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980]+[.B1980]+[.C1980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A1981]+[.B1981]+[.C1981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[.A1982]+[.B1982]+[.C1982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[.A1983]+[.B1983]+[.C1983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A1984]+[.B1984]+[.C1984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985]+[.B1985]+[.C1985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[.A1986]+[.B1986]+[.C198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987]+[.B1987]+[.C1987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[.A1988]+[.B1988]+[.C1988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[.A1989]+[.B1989]+[.C1989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[.A1990]+[.B1990]+[.C1990]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[.A1991]+[.B1991]+[.C1991]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A1992]+[.B1992]+[.C199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A1993]+[.B1993]+[.C1993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[.A1994]+[.B1994]+[.C1994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[.A1995]+[.B1995]+[.C199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[.A1996]+[.B1996]+[.C199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A1997]+[.B1997]+[.C1997]"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[.A1998]+[.B1998]+[.C1998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A1999]+[.B1999]+[.C1999]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A2000]+[.B2000]+[.C2000]" office:value-type="float" office:value="15">
            <text:p>1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8">18/06/2024</text:date>, <text:time>12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8S</meta:editing-duration>
    <meta:editing-cycles>3</meta:editing-cycles>
    <meta:generator>OpenOffice/4.1.15$Win32 OpenOffice.org_project/4115m2$Build-9813</meta:generator>
    <dc:date>2024-06-18T12:47:06.87</dc:date>
    <dc:creator>Rémi Bouyssounouse</dc:creator>
    <meta:document-statistic meta:table-count="3" meta:cell-count="8004" meta:object-count="0"/>
    <meta:user-defined meta:name="Info 1"/>
    <meta:user-defined meta:name="Info 2"/>
    <meta:user-defined meta:name="Info 3"/>
    <meta:user-defined meta:name="Info 4"/>
  </office:meta>
</office:document-meta>
</file>